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t: : osmanlıcık ne</text:p>
        <text:p text:style-name="P1">e: <text:s text:c="2"/>osmancılık miliyetçilik akıman akarşı balkanlarda ki toprakları korumak için oluşturulmuş</text:p>
        <text:p text:style-name="P1">e: <text:s text:c="2"/>bi ulus olgusu</text:p>
        <text:p text:style-name="P1">t: : oha lan biliyon sen</text:p>
        <text:p text:style-name="P1">t: : -ittifak devletleri arasındakı bloklasma nedenlerını</text:p>
        <text:p text:style-name="P1">e: <text:s text:c="2"/>notları okuyup özet çıkardım lan</text:p>
        <text:p text:style-name="P1">t: : oha yolla</text:p>
        <text:p text:style-name="P1">t: : ben okuyom makaleyi</text:p>
        <text:p text:style-name="P1">t: : bide sorulara bakıyom</text:p>
        <text:p text:style-name="P1">t: : lan bunları ne ara anlattı diyom</text:p>
        <text:p text:style-name="P1">t: : benim tarih 3 tü hep</text:p>
        <text:p text:style-name="P1">t: : gafa yok</text:p>
        <text:p text:style-name="P1">t: : bende</text:p>
        <text:p text:style-name="P1">e: <text:s text:c="2"/>osmanlının fransa ingiltere ve rusyadan</text:p>
        <text:p text:style-name="P1">e: <text:s text:c="2"/>ittifak için hayır yanıtı alamsı üzerine almanyaay gitmiştir</text:p>
        <text:p text:style-name="P1">e: <text:s text:c="2"/>almanya başta kabul etmiyo ama</text:p>
        <text:p text:style-name="P1">e: <text:s text:c="2"/>sonra</text:p>
        <text:p text:style-name="P1">e: <text:s text:c="2"/>cephe çoğalsın falan diye kabul ediyo</text:p>
        <text:p text:style-name="P1">e: <text:s text:c="2"/>avusturya zaten rusyayla kavgasından dolayı</text:p>
        <text:p text:style-name="P1">e: <text:s text:c="2"/>almanyanın yanında</text:p>
        <text:p text:style-name="P1">e: <text:s text:c="2"/>italya da öyle ama italyayı daha sonra kandırıyolar</text:p>
        <text:p text:style-name="P1">e: <text:s text:c="2"/>itilaflar</text:p>
        <text:p text:style-name="P1">e: <text:s text:c="2"/>olaylar olaylar</text:p>
        <text:p text:style-name="P1">t: : Osmanlıcılık ideolojisini (kimler tarafından, hangi amaçla oluştuğunu ve nasıl sona erdiğini) açıklayınız.</text:p>
        <text:p text:style-name="P1">t: : ama adam nedenleri sormuş bunları yazsak olur demi bak</text:p>
        <text:p text:style-name="P1">t: : bilmiyom ben bi bok</text:p>
        <text:p text:style-name="P1">e: <text:s text:c="2"/>kişi ismi bilmiyom pampam</text:p>
        <text:p text:style-name="P1">e: <text:s text:c="2"/>ama türkler tarafından yani</text:p>
        <text:p text:style-name="P1">e: <text:s text:c="2"/>çünkü osmanlının devamlılığını isteyen tek ulus türklerdi</text:p>
        <text:p text:style-name="P1">e: <text:s text:c="2"/>bu yüzden de</text:p>
        <text:p text:style-name="P1">e: <text:s text:c="2"/>ittihatçılar yani jön türkler savunmuştur bunu</text:p>
        <text:p text:style-name="P1">t: : -İttihat ve Terakki dönemindeki (1908-1913) başlıca,önemli olayları yazarak açıklayınız.</text:p>
        <text:p text:style-name="P1">e: <text:s text:c="2"/>2. meşrutiyetten soınra</text:p>
        <text:p text:style-name="P1">e: <text:s text:c="2"/>ittihatçılar mecliste ilk başta etkinolamadı</text:p>
        <text:p text:style-name="P1">e: <text:s text:c="2"/>daha sonra kurulan ilk hükümeti devirdiler</text:p>
        <text:p text:style-name="P1">e: <text:s text:c="2"/>daha sonra</text:p>
        <text:p text:style-name="P1">e: <text:s text:c="2"/>seçimlerde</text:p>
        <text:p text:style-name="P1">e: <text:s text:c="2"/>ulemadan falan adam toplayıp</text:p>
        <text:p text:style-name="P1">e: <text:s text:c="2"/>iktidar oldular</text:p>
        <text:p text:style-name="P1">e: <text:s text:c="2"/>bu arada</text:p>
        <text:p text:style-name="P1">e: <text:s text:c="2"/>millet ayaklanıyo</text:p>
        <text:p text:style-name="P1">e: <text:s text:c="2"/>31 mart olayları</text:p>
        <text:p text:style-name="P1">e: <text:s text:c="2"/>yıldırım ordusu geliyo oalyları durduruyo</text:p>
        <text:p text:style-name="P1">e: <text:s text:c="2"/>abdülhamiti indiriyolar</text:p>
        <text:p text:style-name="P1">e: <text:s text:c="2"/>daha sonra ittihat daha etkili oluyo</text:p>
        <text:p text:style-name="P1">e: <text:s text:c="2"/>1909 anayasası oluşturuluyo</text:p>
        <text:p text:style-name="P1">e: <text:s text:c="2"/>meclisin hakları genişliyo</text:p>
        <text:p text:style-name="P1">e: <text:s text:c="2"/>var işte yasallar falan salla onları</text:p>
        <text:p text:style-name="P1">e: <text:s text:c="2"/>daha sonra</text:p>
        <text:p text:style-name="P1">e: <text:s text:c="2"/>sopalı seçimlerde</text:p>
        <text:p text:style-name="P1">e: <text:s text:c="2"/>ittihatçılar baya oyla tek başına geçiyo iktidara</text:p>
        <text:p text:style-name="P1">e: <text:s text:c="2"/>sonra balkan savaşlarında başarısız olunca gidiyolar iktidardan bi</text:p>
        <text:p text:style-name="P1">e: <text:s text:c="2"/>sonra anlaşma imzalnacağı zman</text:p>
        <text:p text:style-name="P1">e: <text:s text:c="2"/>babıali baskını oluyo</text:p>
        <text:p text:style-name="P1">e: <text:s text:c="2"/>geri geçiyolar iktidara</text:p>
        <text:p text:style-name="P1">e: <text:s text:c="2"/>ama edirneyi yine kurtaramıyolar</text:p>
        <text:p text:style-name="P1">e: <text:s text:c="2"/>2. balkan savaşlarında kazanmadan kurtarıyolar</text:p>
        <text:p text:style-name="P1">e: <text:s text:c="2"/>savaşmadan*</text:p>
        <text:p text:style-name="P1">e: <text:s text:c="2"/>bu kadar</text:p>
        <text:p text:style-name="P1">e: <text:s text:c="2"/>orası</text:p>
        <text:p text:style-name="P1">t: : o sıra balkanlar gidiyo tabi demi</text:p>
        <text:p text:style-name="P1">e: <text:s text:c="2"/>gidiyo pampa</text:p>
        <text:p text:style-name="P1">e: <text:s text:c="2"/>itayla trablusgarba saldırıyo</text:p>
        <text:p text:style-name="P1">e: <text:s text:c="2"/>o ara balkan devletleride</text:p>
        <text:p text:style-name="P1">e: <text:s text:c="2"/>o boşlukatan yaralanıp</text:p>
        <text:p text:style-name="P1">e: <text:s text:c="2"/>dalıyolar</text:p>
        <text:p text:style-name="P1">e: <text:s text:c="2"/>rusya zaten slavları destekliyo</text:p>
        <text:p text:style-name="P1">e: <text:s text:c="2"/>fransayıda kandırıyo rusya</text:p>
        <text:p text:style-name="P1">t: : balkan savaşlarının sepebi deyine ne yazcaz</text:p>
        <text:p text:style-name="P1">t: : bunu mu</text:p>
        <text:p text:style-name="P1">e: <text:s text:c="2"/>ingiltere zaten osmanlının toprak bütünlüğünü korumayı çoktan bıraktı</text:p>
        <text:p text:style-name="P1">e: <text:s text:c="2"/>aynen</text:p>
        <text:p text:style-name="P1">e: <text:s text:c="2"/>rusyanın kışkırtması</text:p>
        <text:p text:style-name="P1">e: <text:s text:c="2"/>panslavizim</text:p>
        <text:p text:style-name="P1">e: <text:s text:c="2"/>millliyetçilik akımı</text:p>
        <text:p text:style-name="P1">e: <text:s text:c="2"/>trablusgarb savaşı</text:p>
        <text:p text:style-name="P1">t: : uşi anlaşması ne</text:p>
        <text:p text:style-name="P1">t: : Ittihat ve terakkinin 1908-1913 yönetiminde yaşanan olayları anlatınız. ( kısacası 2. meşrutiyet dönemini anlatmamızı ıstıyordu. babiali, 31 mart isyanı, trablusgarp uşi anlaşması vs.)</text:p>
        <text:p text:style-name="P1">e: <text:s text:c="2"/>trablusgarp savaşınan sorna itayyayla imzalanıyo</text:p>
        <text:p text:style-name="P1">t: : he 12 ada gidiyo o mu</text:p>
        <text:p text:style-name="P1">e: <text:s text:c="2"/>12 adanın durumu falan filan</text:p>
        <text:p text:style-name="P1">e: <text:s text:c="2"/>geçici olarak veriliyo ama sonra geri gelmiyo</text:p>
        <text:p text:style-name="P1">e: <text:s text:c="2"/>onlardan yunanitana veriyo</text:p>
        <text:p text:style-name="P1">e: <text:s text:c="2"/>cumhuriyet döneminde</text:p>
        <text:p text:style-name="P1">t: : Meşrutiyet nedir? I. meşrutiyet i anlatınız. ( kimler yapmıştır? amacları neydı? akımları neydı? nasıl yapıldı? nasıl sonuçlandı? )</text:p>
        <text:p text:style-name="P1">t: : 1. meşrutiyet deyince ne dicez</text:p>
        <text:p text:style-name="P1">e: <text:s text:c="2"/>adın kesimin osmanlının artık anaysal bi düzene geçmesi gerktiğini savunuyolardı</text:p>
        <text:p text:style-name="P1">e: <text:s text:c="2"/>bu yüzden meşruti bi yönetim istiyolardı</text:p>
        <text:p text:style-name="P1">e: <text:s text:c="2"/>meşrutiyeti zaten biliyon</text:p>
        <text:p text:style-name="P1">t: : genç osmanlı mı unlar</text:p>
        <text:p text:style-name="P1">t: : jö türkler</text:p>
        <text:p text:style-name="P1">e: <text:s text:c="2"/>aynen en başta çıkan tayfa</text:p>
        <text:p text:style-name="P1">e: <text:s text:c="2"/>bunlar</text:p>
        <text:p text:style-name="P1">e: <text:s text:c="2"/>3. selim zamanında</text:p>
        <text:p text:style-name="P1">e: <text:s text:c="2"/>yapılan ıslahatlerle</text:p>
        <text:p text:style-name="P1">e: <text:s text:c="2"/>askeri eğitim alan türk ailelrin çocukları</text:p>
        <text:p text:style-name="P1">e: <text:s text:c="2"/>o dönemde yetişen gençler</text:p>
        <text:p text:style-name="P1">t: : 31 mart diye sorsa ne <text:s/>dicez</text:p>
        <text:p text:style-name="P1">e: <text:s text:c="2"/>ulemanın kapıkuluna darbesi</text:p>
        <text:p text:style-name="P1">t: : noluyo sonra</text:p>
        <text:p text:style-name="P1">t: : amuğa goyuolar demi</text:p>
        <text:p text:style-name="P1">e: <text:s text:c="2"/>yıldırım orduları balkanlardan geliyo bastırıyo işte</text:p>
        <text:p text:style-name="P1">t: : babıali ulemanın mekan demi</text:p>
        <text:p text:style-name="P1">e: <text:s text:c="2"/>sonrada</text:p>
        <text:p text:style-name="P1">e: <text:s text:c="2"/>abdülhamide sen onları destekledin diye siktiri çekiyolar</text:p>
        <text:p text:style-name="P1"><text:soft-page-break/>e: <text:s text:c="2"/>aynen</text:p>
        <text:p text:style-name="P1">e: <text:s text:c="2"/>babıaldeki elemanları padişah seçiyo</text:p>
        <text:p text:style-name="P1">t: : 31 martta abdulhamit düşüyo mu</text:p>
        <text:p text:style-name="P1">e: <text:s text:c="2"/>aynen</text:p>
        <text:p text:style-name="P1">t: : lan bu ben bunları avrupaya yolladım okusunlar diye geldiler bunlar anarşik oldular diyen hangi padişah</text:p>
        <text:p text:style-name="P1">t: : yemekten sonra devam edicem sana</text:p>
        <text:p text:style-name="P1">e: <text:s text:c="2"/>abdülazizz oabilir senin deiğin</text:p>
        <text:p text:style-name="P1">t: : abdülaziz döneminde olay yok demi</text:p>
        <text:p text:style-name="P1">t: : abdülaziz nası düşüyo</text:p>
        <text:p text:style-name="P1">e: <text:s text:c="2"/>abi genç türkler indiriyo işte</text:p>
        <text:p text:style-name="P1">e: <text:s text:c="2"/>gerekli reformları yapmıyo diye</text:p>
        <text:p text:style-name="P1">e: <text:s text:c="2"/>1. meşrutiyet oluyo</text:p>
        <text:p text:style-name="P1">t: : lan 1. meşrutiyet dönemi abdulhamit değilmiydi</text:p>
        <text:p text:style-name="P1">e: <text:s text:c="2"/>abdülaziiz düşüp abdülhami geliyo</text:p>
        <text:p text:style-name="P1">t: : hee</text:p>
        <text:p text:style-name="P1">t: : abdulaziz 1. meşritiyeti başlatıyo</text:p>
        <text:p text:style-name="P1">t: : soınra bnu indiriyolra</text:p>
        <text:p text:style-name="P1">t: : abdulhamit geliyo</text:p>
        <text:p text:style-name="P1">e: <text:s text:c="2"/>yok abi başlatmadığı için indiriliyo</text:p>
        <text:p text:style-name="P1">t: : lan</text:p>
        <text:p text:style-name="P1">e: <text:s text:c="2"/>abdülhamid başlatıyo</text:p>
        <text:p text:style-name="P1">t: : prens sabahattinin görüşleri ideolojisini</text:p>
        <text:p text:style-name="P1">t: : ne amk</text:p>
        <text:p text:style-name="P1">e: <text:s text:c="2"/>çevreci bireyci geleneksel</text:p>
        <text:p text:style-name="P1">t: : o ne demek laz</text:p>
        <text:p text:style-name="P1">e: <text:s text:c="2"/>toplumun eğitilmesi toplumn kendi kendine yetmezi</text:p>
        <text:p text:style-name="P1">e: <text:s text:c="2"/>özerk bölgeler</text:p>
        <text:p text:style-name="P1">e: <text:s text:c="2"/>istiyo bu</text:p>
        <text:p text:style-name="P1">e: <text:s text:c="2"/>ittihatçı ama</text:p>
        <text:p text:style-name="P1">e: <text:s text:c="2"/>diğer grup ta</text:p>
        <text:p text:style-name="P1">e: <text:s text:c="2"/>merkezci</text:p>
        <text:p text:style-name="P1">e: <text:s text:c="2"/>seçkin</text:p>
        <text:p text:style-name="P1">e: <text:s text:c="2"/>devletçi</text:p>
        <text:p text:style-name="P1">e: <text:s text:c="2"/>bunlar cehape zihniyeti</text:p>
        <text:p text:style-name="P1">e: <text:s text:c="2"/>bunlar toplumun isteklerinden çok</text:p>
        <text:p text:style-name="P1">t: : ittiahtçı ama bildiğimiz ittihatçılardan değil yani</text:p>
        <text:p text:style-name="P1">e: <text:s text:c="2"/>aydınların daha önemli olduğunu düşünüyo</text:p>
        <text:p text:style-name="P1">e: <text:s text:c="2"/>değil</text:p>
        <text:p text:style-name="P1">e: <text:s text:c="2"/>babası</text:p>
        <text:p text:style-name="P1">e: <text:s text:c="2"/>saray damadı</text:p>
        <text:p text:style-name="P1">e: <text:s text:c="2"/>bunlar</text:p>
        <text:p text:style-name="P1">e: <text:s text:c="2"/>bağdat demiryolları almanyaya verilince</text:p>
        <text:p text:style-name="P1">t: : bunlar nerde yazıyo amk</text:p>
        <text:p text:style-name="P1">e: <text:s text:c="2"/>ülkeden gidiyo</text:p>
        <text:p text:style-name="P1">e: <text:s text:c="2"/>bunlar ingilizci</text:p>
        <text:p text:style-name="P1">t: : sen naptın okudun mu hepsni</text:p>
        <text:p text:style-name="P1">e: <text:s text:c="2"/>okudum</text:p>
        <text:p text:style-name="P1">t: : vay amk</text:p>
        <text:p text:style-name="P1">e: <text:s text:c="2"/>hepsini değil lan</text:p>
        <text:p text:style-name="P1">t: : balkan savaşlarının sebepleri sonuçları nelerdir</text:p>
        <text:p text:style-name="P1">e: <text:s text:c="2"/>kurtuluş savaşı fazla yok</text:p>
        <text:p text:style-name="P1">e: <text:s text:c="2"/>bilmiyom tam oraları bakcam şimdi</text:p>
        <text:p text:style-name="P1">e: <text:s text:c="2"/>miiliyetçilik akımı</text:p>
        <text:p text:style-name="P1">e: <text:s text:c="2"/>panslavizim</text:p>
        <text:p text:style-name="P1">t: : sonuç ne</text:p>
        <text:p text:style-name="P1">e: <text:s text:c="2"/>osmanlı açısından</text:p>
        <text:p text:style-name="P1">e: <text:s text:c="2"/>balkanlarda toprak kalmadı</text:p>
        <text:p text:style-name="P1">e: <text:s text:c="2"/>hristiyan nüfus kayboldu</text:p>
        <text:p text:style-name="P1">e: <text:s text:c="2"/>bu yüzden</text:p>
        <text:p text:style-name="P1">e: <text:s text:c="2"/>osmancılık görüşünden vazgeçildi</text:p>
        <text:p text:style-name="P1">e: <text:s text:c="2"/>islamcılık ve türkçülük önplana çıktı</text:p>
        <text:p text:style-name="P1">e: <text:s text:c="2"/>rusya balkanlarda belirgin güç elde etti</text:p>
        <text:p text:style-name="P1">e: <text:s text:c="2"/>sırbistanın güçlenmesi avusturyayı korkuttu</text:p>
        <text:p text:style-name="P1">e: <text:s text:c="2"/>italayyıda aynen</text:p>
        <text:p text:style-name="P1">e: <text:s text:c="2"/>ama itayla küçük macar ülkesinin kurulmasını istedi balkan savaşalrında</text:p>
        <text:p text:style-name="P1">e: <text:s text:c="2"/>daha sonra burayı işgal ederim diyodu</text:p>
        <text:p text:style-name="P1">e: <text:s text:c="2"/>almanya avusturya ve rusyayla müttefikti</text:p>
        <text:p text:style-name="P1">e: <text:s text:c="2"/>balkan savaşları avusturya ve rusyanın arasını açtığından</text:p>
        <text:p text:style-name="P1">e: <text:s text:c="2"/>almanya istemedi ama engelde olamadı</text:p>
        <text:p text:style-name="P1">e: <text:s text:c="2"/>ingilterenin sikinde değildi</text:p>
        <text:p text:style-name="P1">e: <text:s text:c="2"/>çnkü artık osmanlıyı korumuyodu</text:p>
        <text:p text:style-name="P1">e: <text:s text:c="2"/>tek sorun boğazların rusyaya gitmemsiydi</text:p>
        <text:p text:style-name="P1">e: <text:s text:c="2"/>o da boğazlar antlaşmasıyla hallolduydu</text:p>
        <text:p text:style-name="P1">e: <text:s text:c="2"/>ingiltere mısırıda alınca</text:p>
        <text:p text:style-name="P1">e: <text:s text:c="2"/>hiç bi tehlike kalmadı sömürgeleri için</text:p>
        <text:p text:style-name="P1">t: : ingizleter boğazları ruslara o yüzden <text:s/>veriyo demi</text:p>
        <text:p text:style-name="P1">e: <text:s text:c="2"/>vermiyo pampam boğazlar hiç kimseye gitmeyecek diye anlaşıyolar</text:p>
        <text:p text:style-name="P1">e: <text:s text:c="2"/>zaten kurtuluş savaşından sonrada</text:p>
        <text:p text:style-name="P1">e: <text:s text:c="2"/>bu ülkelrin kurduğu bi heyet tarafından yönetildiya boğaz</text:p>
        <text:p text:style-name="P1">e: <text:s text:c="2"/>herkesin söz hakkı olacaktı</text:p>
        <text:p text:style-name="P1">t: : lan ingilizler ruslara bişey veriyodu</text:p>
        <text:p text:style-name="P1">t: : anlaşıyodu onlar</text:p>
        <text:p text:style-name="P1">t: : şark meselesi felan</text:p>
        <text:p text:style-name="P1">e: <text:s text:c="2"/>1. dünya savaşı öncesini tam bilmiyom şimdi bakacam</text:p>
        <text:p text:style-name="P1">t: : jön türkler, ahmet rıza ideolojisinin 2. meşrutiyet ilanına etkisi</text:p>
        <text:p text:style-name="P1">t: : kim lan bu</text:p>
        <text:p text:style-name="P1">e: <text:s text:c="2"/>o merkezci bireyci seçkin</text:p>
        <text:p text:style-name="P1">e: <text:s text:c="2"/>görüşünün sahibi pozitivist</text:p>
        <text:p text:style-name="P1">e: <text:s text:c="2"/>sen soruları nerden buldun</text:p>
        <text:p text:style-name="P1">t: : ben derledim soruları</text:p>
        <text:p text:style-name="P1">t: : teknikforumdan</text:p>
        <text:p text:style-name="P1">t: : Jön türklerin kapıkullarından itibaren gelişimi ve ahmet rıza</text:p>
        <text:p text:style-name="P1">t: : ahmet rıza</text:p>
        <text:p text:style-name="P1">t: : napmış asıl</text:p>
        <text:p text:style-name="P1">e: <text:s text:c="2"/>abi kapıkullarının türkleşmesi</text:p>
        <text:p text:style-name="P1">t: : bireyci seçkin ne demek amk</text:p>
        <text:p text:style-name="P1">e: <text:s text:c="2"/>daha sonra gençtürklerin oluşması</text:p>
        <text:p text:style-name="P1">e: <text:s text:c="2"/>daha sonra</text:p>
        <text:p text:style-name="P1">e: <text:s text:c="2"/>1. meşrutiyet</text:p>
        <text:p text:style-name="P1">e: <text:s text:c="2"/>daha sonra</text:p>
        <text:p text:style-name="P1">e: <text:s text:c="2"/>darbe yapmaay çalışıyo bunlar birinci meşrutiyeti durdurunca abdülhamid</text:p>
        <text:p text:style-name="P1">e: <text:s text:c="2"/>yapamıyolar</text:p>
        <text:p text:style-name="P1">e: <text:s text:c="2"/>sürgün yiyolar</text:p>
        <text:p text:style-name="P1">e: <text:s text:c="2"/>parise gidiyolar</text:p>
        <text:p text:style-name="P1">e: <text:s text:c="2"/>orda toplanıyolar</text:p>
        <text:p text:style-name="P1">e: <text:s text:c="2"/>orda fransz ihtiallini100. yıl dönğmünde</text:p>
        <text:p text:style-name="P1">e: <text:s text:c="2"/>kongre düzenliyolar</text:p>
        <text:p text:style-name="P1">e: <text:s text:c="2"/>meşrutiyetin yeniden gelmesi gerktiğini falan söylüyolar</text:p>
        <text:p text:style-name="P1">e: <text:s text:c="2"/>ahmet rıza burda ilk toplayan oluyo</text:p>
        <text:p text:style-name="P1">e: <text:s text:c="2"/>sonra</text:p>
        <text:p text:style-name="P1"><text:soft-page-break/>e: <text:s text:c="2"/>prens sabahttin geliyo</text:p>
        <text:p text:style-name="P1">e: <text:s text:c="2"/>bu da 2. grubu oluşturuyo</text:p>
        <text:p text:style-name="P1">e: <text:s text:c="2"/>yani prens sabahattin le ahmet rıza</text:p>
        <text:p text:style-name="P1">e: <text:s text:c="2"/>2.meşrutiyet içi noluşumu sağlıyo</text:p>
        <text:p text:style-name="P1">e: <text:s text:c="2"/>yani jön türk oluşumu</text:p>
        <text:p text:style-name="P1">t: : bide mithad vardı</text:p>
        <text:p text:style-name="P1">t: : o napıyo</text:p>
        <text:p text:style-name="P1">e: <text:s text:c="2"/>smithadı bilmem</text:p>
        <text:p text:style-name="P1">e: <text:s text:c="2"/>başka bşey ver</text:p>
        <text:p text:style-name="P1">e: <text:s text:c="2"/>isim ver</text:p>
        <text:p text:style-name="P1">e: <text:s text:c="2"/>başka ismi avr mı</text:p>
        <text:p text:style-name="P1">t: : mithad efendi</text:p>
        <text:p text:style-name="P1">e: <text:s text:c="2"/>:D</text:p>
        <text:p text:style-name="P1">t: : ahmet mithad efendi</text:p>
        <text:p text:style-name="P1">t: : dünya savaşı sırasında ingilterenin dış politikasını anlatınız</text:p>
        <text:p text:style-name="P1">t: : 1.dunya savaşı rusya dış politikası</text:p>
        <text:p text:style-name="P1">t: : Almanyanın ı.dünya savaşındaki dış politikasının hedefleri</text:p>
        <text:p text:style-name="P1">t: : bunları sırayla osrmuş</text:p>
        <text:p text:style-name="P1">e: <text:s text:c="2"/>ahmed mithat</text:p>
        <text:p text:style-name="P1">e: <text:s text:c="2"/>1. meşrutiyette var</text:p>
        <text:p text:style-name="P1">e: <text:s text:c="2"/>o başta ittihatçılarda</text:p>
        <text:p text:style-name="P1">t: : dış politikalra gel</text:p>
        <text:p text:style-name="P1">t: : ingiltere almanya rusya</text:p>
        <text:p text:style-name="P1">e: <text:s text:c="2"/>almaya sömürgede geç kaldığı için geliştirmek istiyo kendine pazar ve hammade arıyo</text:p>
        <text:p text:style-name="P1">e: <text:s text:c="2"/>ingiltere korumak istiyo</text:p>
        <text:p text:style-name="P1">e: <text:s text:c="2"/>rusyada</text:p>
        <text:p text:style-name="P1">e: <text:s text:c="2"/>sıacak denizlere inip ticaretini geliştirmek istiyo</text:p>
        <text:p text:style-name="P1">e: <text:s text:c="2"/>temel ekonomik nedenler bunlar</text:p>
        <text:p text:style-name="P1">t: : italya</text:p>
        <text:p text:style-name="P1">e: <text:s text:c="2"/>italya için yukarısındadki devletler tehlikeydi</text:p>
        <text:p text:style-name="P1">e: <text:s text:c="2"/>sırbistanın büyümesi demiştik</text:p>
        <text:p text:style-name="P1">e: <text:s text:c="2"/>bi de italya sömürgeciliğe en son başlayan ülke</text:p>
        <text:p text:style-name="P1">e: <text:s text:c="2"/>o da arayışlar içinde</text:p>
        <text:p text:style-name="P1">e: <text:s text:c="2"/>o da o yüzden katılıyo</text:p>
        <text:p text:style-name="P1">t: : osmanlı ne istiy peki</text:p>
        <text:p text:style-name="P1">e: <text:s text:c="2"/>topraklarını korumak</text:p>
        <text:p text:style-name="P1">e: <text:s text:c="2"/>savaşa gimemeye çalışıyo ama</text:p>
        <text:p text:style-name="P1">e: <text:s text:c="2"/>almanya zorluyo</text:p>
        <text:p text:style-name="P1">e: <text:s text:c="2"/>zaten</text:p>
        <text:p text:style-name="P1">e: <text:s text:c="2"/>savaşa girmese bile büyük deletlerin kendini dölüşeceğini biliyo</text:p>
        <text:p text:style-name="P1">e: <text:s text:c="2"/>bi umut diye almanyayla giriyo</text:p>
        <text:p text:style-name="P1">e: <text:s text:c="2"/>ama enver kararlaştırıyo bunu</text:p>
        <text:p text:style-name="P1">e: <text:s text:c="2"/>meclisn haberiyo</text:p>
        <text:p text:style-name="P1">e: <text:s text:c="2"/>goben le bi tane daha gemi avrdıya</text:p>
        <text:p text:style-name="P1">e: <text:s text:c="2"/>onu bağazlardan alıyo</text:p>
        <text:p text:style-name="P1">t: : ittifak devletleri arasındakı bloklasma nedenlerını</text:p>
        <text:p text:style-name="P1">t: : dedik</text:p>
        <text:p text:style-name="P1">t: : itilaf nasıl</text:p>
        <text:p text:style-name="P1">e: <text:s text:c="2"/>rusya sırbistanı savunuyo</text:p>
        <text:p text:style-name="P1">e: <text:s text:c="2"/>öyle olunca</text:p>
        <text:p text:style-name="P1">e: <text:s text:c="2"/>avusturyayla</text:p>
        <text:p text:style-name="P1">e: <text:s text:c="2"/>rusya karşı karşıya geliyo</text:p>
        <text:p text:style-name="P1">e: <text:s text:c="2"/>almanyayala da <text:s/>avusturya zaten ittifaktı</text:p>
        <text:p text:style-name="P1">e: <text:s text:c="2"/>geçmişte</text:p>
        <text:p text:style-name="P1">e: <text:s text:c="2"/>imzalamışalrdı</text:p>
        <text:p text:style-name="P1">e: <text:s text:c="2"/>böyle olunca</text:p>
        <text:p text:style-name="P1">e: <text:s text:c="2"/>fransa rusyanın yanına geçiyo</text:p>
        <text:p text:style-name="P1">e: <text:s text:c="2"/>almanya kurulurken milli özgürlüğünü sağlarken fransayı yenmişti</text:p>
        <text:p text:style-name="P1">e: <text:s text:c="2"/>bismarc zamanında</text:p>
        <text:p text:style-name="P1">e: <text:s text:c="2"/>bi de</text:p>
        <text:p text:style-name="P1">e: <text:s text:c="2"/>maden yatağı var aralarında</text:p>
        <text:p text:style-name="P1">e: <text:s text:c="2"/>fransayla almanyanın</text:p>
        <text:p text:style-name="P1">e: <text:s text:c="2"/>o yüzdende <text:s/>bi çatışma halindeler</text:p>
        <text:p text:style-name="P1">e: <text:s text:c="2"/>zincirleme gidiyo</text:p>
        <text:p text:style-name="P1">e: <text:s text:c="2"/>orayı tam bilmiyom eksikler var orada bakmadım daha lan</text:p>
        <text:p text:style-name="P1">t: : lan fransa nerden çıktı aml</text:p>
        <text:p text:style-name="P1">t: : fransa napıyo peki</text:p>
        <text:p text:style-name="P1">e: <text:s text:c="2"/>abi franse</text:p>
        <text:p text:style-name="P1">e: <text:s text:c="2"/>zor durumdaydı almanya yenilgisinden sonra</text:p>
        <text:p text:style-name="P1">e: <text:s text:c="2"/>bi duraklama geçiriyodu heralde onalr</text:p>
        <text:p text:style-name="P1">e: <text:s text:c="2"/>onlarda savaşa girip bişey kazanırız diye düşünüyo heralde</text:p>
        <text:p text:style-name="P1">t: : almanay sikmesin</text:p>
        <text:p text:style-name="P1">e: <text:s text:c="2"/>almanya ilk başta denge politikası izliyo ama seçimle hükümet değişince</text:p>
        <text:p text:style-name="P1">e: <text:s text:c="2"/>yeni hükümet amına koyarlar diyo</text:p>
        <text:p text:style-name="P1">t: : ha doğru</text:p>
        <text:p text:style-name="P1">e: <text:s text:c="2"/>kırım savaşıyla ıslahat fermanıyla ilgili soru var mı</text:p>
        <text:p text:style-name="P1">t: : trablusgrap uşi ile mi gidiyo</text:p>
        <text:p text:style-name="P1">t: : yok</text:p>
        <text:p text:style-name="P1">e: <text:s text:c="2"/>tamam</text:p>
        <text:p text:style-name="P1">t: : trablusgarp</text:p>
        <text:p text:style-name="P1">e: <text:s text:c="2"/>aynen</text:p>
        <text:p text:style-name="P1">e: <text:s text:c="2"/>uşide</text:p>
        <text:p text:style-name="P1">e: <text:s text:c="3"/>gidiyo</text:p>
        <text:p text:style-name="P1">e: <text:s text:c="2"/>oralara özerklik veriliyo</text:p>
        <text:p text:style-name="P1">e: <text:s text:c="2"/>sonra da</text:p>
        <text:p text:style-name="P1">e: <text:s text:c="2"/>italya 1. dünya savaşında zaten oralarda takılıyo</text:p>
        <text:p text:style-name="P1">t: : olum bak yarın bize</text:p>
        <text:p text:style-name="P1">t: : osmanlıcılık</text:p>
        <text:p text:style-name="P1">t: : meşrutiyet</text:p>
        <text:p text:style-name="P1">e: <text:s text:c="2"/>osmancılık bizde</text:p>
        <text:p text:style-name="P1">e: <text:s text:c="2"/>meşrutiyet bizde</text:p>
        <text:p text:style-name="P1">t: : bide bu dış politika bloklaşma ile ilgili soru geşllcek</text:p>
        <text:p text:style-name="P1">e: <text:s text:c="2"/>abi hep aynısını sromaz heralde</text:p>
        <text:p text:style-name="P1">e: <text:s text:c="2"/>ama sorarsa iyi</text:p>
        <text:p text:style-name="P1">e: <text:s text:c="2"/>bloklaşmaya biraz daha bakmak gerek</text:p>
        <text:p text:style-name="P1">t: : aynı yılların osruları hep birbirine benziyo</text:p>
        <text:p text:style-name="P1">t: : osmnalıcığı daha detaylı anlat lan</text:p>
        <text:p text:style-name="P1">t: : ittihat teraki dönemi de yüksek ihtimal gelebilir</text:p>
        <text:p text:style-name="P1">t: : gelince meşrutiyetin nasıl yapıldığını detaylı açıkla bna</text:p>
        <text:p text:style-name="P1">ber 12, 2013</text:p>
        <text:p text:style-name="P1">e: <text:s text:c="2"/>jön türklerle ilgili soru var mıydı</text:p>
        <text:p text:style-name="P1">t: : ,genç osmanlılar diye sormuş</text:p>
        <text:p text:style-name="P1">e: <text:s text:c="2"/>genç osmanlılar başka</text:p>
        <text:p text:style-name="P1">t: : nasıl başka amk</text:p>
        <text:p text:style-name="P1">e: <text:s text:c="2"/>genç osmanlılar</text:p>
        <text:p text:style-name="P1">e: <text:s text:c="2"/>. meşrutiyeti yapanlar</text:p>
        <text:p text:style-name="P1">e: <text:s text:c="2"/>jön türkler</text:p>
        <text:p text:style-name="P1">e: <text:s text:c="2"/>. meşrutiyeti yapanlar</text:p>
        <text:p text:style-name="P1">e: <text:s text:c="2"/>1.</text:p>
        <text:p text:style-name="P1">e: <text:s text:c="2"/>2.</text:p>
        <text:p text:style-name="P1"><text:soft-page-break/>t: : ne diyon sen değişk</text:p>
        <text:p text:style-name="P1">e: <text:s text:c="2"/>rakamları koyamamışım</text:p>
        <text:p text:style-name="P1">t: : koyamassın öle</text:p>
        <text:p text:style-name="P1">t: : ittihat terakki ne o zman</text:p>
        <text:p text:style-name="P1">t: : parti olmadan önce</text:p>
        <text:p text:style-name="P1">e: <text:s text:c="2"/>bi grup</text:p>
        <text:p text:style-name="P1">e: <text:s text:c="2"/>ittihat terakki adını o apristeki buluşmada adam vardıya o veriyo</text:p>
        <text:p text:style-name="P1">e: <text:s text:c="2"/>adı neydi</text:p>
        <text:p text:style-name="P1">e: <text:s text:c="2"/>ali</text:p>
        <text:p text:style-name="P1">e: <text:s text:c="2"/>mi</text:p>
        <text:p text:style-name="P1">e: <text:s text:c="2"/>pizitivist</text:p>
        <text:p text:style-name="P1">t: : hamit</text:p>
        <text:p text:style-name="P1">t: : halit</text:p>
        <text:p text:style-name="P1">t: : kim amk o adam</text:p>
        <text:p text:style-name="P1">e: <text:s text:c="2"/>ahmet rıza</text:p>
        <text:p text:style-name="P1">e: <text:s text:c="2"/>2. meşrutiyete</text:p>
        <text:p text:style-name="P1">e: <text:s text:c="2"/>ittihat iktidardan</text:p>
        <text:p text:style-name="P1">e: <text:s text:c="2"/>trablusgarp savaşında ayrılıyomuş</text:p>
        <text:p text:style-name="P1">e: <text:s text:c="2"/>sonra balkan savaşları sonra anlaşma yapılca sırada babıali</text:p>
        <text:p text:style-name="P1">e: <text:s text:c="2"/>lan</text:p>
        <text:p text:style-name="P1">e: <text:s text:c="2"/>aralığın başında</text:p>
        <text:p text:style-name="P1">e: <text:s text:c="2"/>final var</text:p>
        <text:p text:style-name="P1">t: : e vardır napalım</text:p>
        <text:p text:style-name="P1">e: <text:s text:c="2"/>çok iyi</text:p>
        <text:p text:style-name="P1">t: : niye</text:p>
        <text:p text:style-name="P1">e: <text:s text:c="2"/>abi okul bitmeden 3 hafta önce final yapıyoz lan</text:p>
        <text:p text:style-name="P1">t: : olur böle şeyler</text:p>
        <text:p text:style-name="P1">t: : hüseyin gibi hetcan yapma</text:p>
        <text:p text:style-name="P1">e: <text:s text:c="2"/>kaç deney kaldı diye bakıyodum da</text:p>
        <text:p text:style-name="P1">e: <text:s text:c="2"/>bu hafta olamz lan belki dedim</text:p>
        <text:p text:style-name="P1">e: <text:s text:c="2"/>2 deney daha varmış</text:p>
        <text:p text:style-name="P1">t: : 6 deney var</text:p>
        <text:p text:style-name="P1">e: <text:s text:c="2"/>microdan bahsediyorum</text:p>
        <text:p text:style-name="P1">t: : mikroda çok daha</text:p>
        <text:p text:style-name="P1">e: <text:s text:c="2"/>8 tane varmış</text:p>
        <text:p text:style-name="P1">e: <text:s text:c="2"/>6 tanesini yaptık</text:p>
        <text:p text:style-name="P1">e: <text:s text:c="2"/>frnsanın tunusu işgal etmesi</text:p>
        <text:p text:style-name="P1">e: <text:s text:c="2"/>italyayla fransayı birbirine düşürmüş</text:p>
        <text:p text:style-name="P1">e: <text:s text:c="2"/>ingiltere almanya düşmanlığıda</text:p>
        <text:p text:style-name="P1">e: <text:s text:c="2"/>bağdat demiryollarından dolayı basra körfezinden kaynaklanıyomuş</text:p>
        <text:p text:style-name="P1">e: <text:s text:c="2"/>almanya karşısında güçlü olabilmek için ingiltere rusyaya boğazlar sözü vermiş</text:p>
        <text:p text:style-name="P1">e: <text:s text:c="2"/>tyanına almış</text:p>
        <text:p text:style-name="P1">t: : verdi bişeyler işte</text:p>
        <text:p text:style-name="P1">t: : göster ama ellletme tarzı bişey dödnü orda</text:p>
        <text:p text:style-name="P1">e: <text:s text:c="2"/>osmnalıyıda ondan kabul etmemiş ingiltere</text:p>
        <text:p text:style-name="P1">e: <text:s text:c="2"/>almanyanın yanında savaşsın diye</text:p>
        <text:p text:style-name="P1">t: : omsnlıclık balkan savaşlarıyla sıçıyo demi</text:p>
        <text:p text:style-name="P1">e: <text:s text:c="2"/>aynen ondan sonra bitiyo</text:p>
        <text:p text:style-name="P1">t: : peki bu politikayi kimler benimsiyo</text:p>
        <text:p text:style-name="P1">t: : abdulhamit mi kullanıyo</text:p>
        <text:p text:style-name="P1">e: <text:s text:c="2"/>tanzimat döenminde kullanılıyo</text:p>
        <text:p text:style-name="P1">e: <text:s text:c="2"/>ondan önce selim ve mahmutta kullanıyo</text:p>
        <text:p text:style-name="P1">e: <text:s text:c="2"/>1. meşrutiyete de dağılamsın diye kullanılıyo abdülhamid kulllanıyo yani</text:p>
        <text:p text:style-name="P1">e: <text:s text:c="2"/>kanuniesaside yabancılara verilen haklar</text:p>
        <text:p text:style-name="P1">e: <text:s text:c="2"/>tanzimat fermanında verilen haklar</text:p>
        <text:p text:style-name="P1">e: <text:s text:c="2"/>ıslahat fermanın da verilen haklar heep yabancılarda osmancılık oluşturmak için</text:p>
        <text:p text:style-name="P1">mre gökrem: ama yemiyo</text:p>
        <text:p text:style-name="P1">e: <text:s text:c="2"/>hatta</text:p>
        <text:p text:style-name="P1">e: <text:s text:c="2"/>2. meşrutiyetten sonra da kullanılmaya çalışılıyo</text:p>
        <text:p text:style-name="P1">e: <text:s text:c="2"/>bılgarlar falan dost görünüyo yavşaklar meclise giriyo sonra amına koyuyolar ortalığın</text:p>
        <text:p text:style-name="P1">e: <text:s text:c="2"/>sonra zaten balkan savaşı oluyo vazgeçiyolar</text:p>
        <text:p text:style-name="P1">e: <text:s text:c="2"/>zaten jön türlerde</text:p>
        <text:p text:style-name="P1">e: <text:s text:c="2"/>gelişmekte olan b türkçülük var</text:p>
        <text:p text:style-name="P1">e: <text:s text:c="2"/>osmnalıcılık sadece devletin devamlılığı için yoksa onalrında sikinde değil</text:p>
        <text:p text:style-name="P1">e: <text:s text:c="2"/>bulgarları da yunanları da ermenileride <text:s/>sikeyim aq</text:p>
        <text:p text:style-name="P1">e: <text:s text:c="2"/>ermenilerle kürtleri arapları 1. dünya savaşı ve öncesinde ingilizler kullanıyo</text:p>
        <text:p text:style-name="P1">e: <text:s text:c="2"/>katolkleri fransa</text:p>
        <text:p text:style-name="P1">e: <text:s text:c="2"/>ortodoksları slavları rusya</text:p>
        <text:p text:style-name="P1">e: <text:s text:c="2"/>hepsinin aq</text:p>
        <text:p text:style-name="P1">e: <text:s text:c="2"/>ne güzel ülkemizde slav kızları olacaktı</text:p>
        <text:p text:style-name="P1">t: : nası kızlar olcaktı lan</text:p>
        <text:p text:style-name="P1">t: : öle bişey varsa biz de oluruz</text:p>
        <text:p text:style-name="P1">t: : hangisiydi osmanlıcı mı olcaz</text:p>
        <text:p text:style-name="P1">e: <text:s text:c="2"/>pampam onalrın olması gerekiyodu olmadılar</text:p>
        <text:p text:style-name="P1">e: <text:s text:c="2"/>biz zaten osmanlıcıydık</text:p>
        <text:p text:style-name="P1">e: <text:s text:c="2"/>onalrda olsaydı kardeş kardeş yaşayacaktık</text:p>
        <text:p text:style-name="P1">t: : lan bu ingiltere fransa rusya</text:p>
        <text:p text:style-name="P1">t: : hangi anlaşma ile anlaşıp şark meselesini çözüyoalr</text:p>
        <text:p text:style-name="P1">e: <text:s text:c="2"/>öyle bişey yok gizli anlaşmalar var</text:p>
        <text:p text:style-name="P1">e: <text:s text:c="2"/>paris mi ne vardı bi tane</text:p>
        <text:p text:style-name="P1">e: <text:s text:c="2"/>rus harbinden sonra olan</text:p>
        <text:p text:style-name="P1">e: <text:s text:c="2"/>o olabilir</text:p>
        <text:p text:style-name="P1">e: <text:s text:c="2"/>bi ölçüde</text:p>
        <text:p text:style-name="P1">e: <text:s text:c="2"/>çünkü o savaştan sonra</text:p>
        <text:p text:style-name="P1">e: <text:s text:c="2"/>ingiltere artık osmanlıyı korumuyo</text:p>
        <text:p text:style-name="P1">t: : ittihat teraki balkanları kaybedince iktidardan düşüyo ya</text:p>
        <text:p text:style-name="P1">t: : sonra nasıl geri geliyo</text:p>
        <text:p text:style-name="P1">e: <text:s text:c="2"/>babıali</text:p>
        <text:p text:style-name="P1">e: <text:s text:c="2"/>baskını</text:p>
        <text:p text:style-name="P1">t: : o sıra kim yönetiyo</text:p>
        <text:p text:style-name="P1">e: <text:s text:c="2"/>ittihat zamanında</text:p>
        <text:p text:style-name="P1">e: <text:s text:c="2"/>islamcı bi grup var</text:p>
        <text:p text:style-name="P1">e: <text:s text:c="2"/>bi de</text:p>
        <text:p text:style-name="P1">e: <text:s text:c="2"/>prens sabahattinin ayrılan grubu</text:p>
        <text:p text:style-name="P1">e: <text:s text:c="2"/>onlar yönetmeye çalışıyo ama olmuyo</text:p>
        <text:p text:style-name="P1">e: <text:s text:c="2"/>çünkü tek ortak noktaları muhalefetti</text:p>
        <text:p text:style-name="P1">e: <text:s text:c="2"/>iktidara gelince ortak noktaları kamıyo</text:p>
        <text:p text:style-name="P1">e: <text:s text:c="2"/>pampam benim için ata bitti ya</text:p>
        <text:p text:style-name="P1">e: <text:s text:c="2"/>yarın doğaçlama girecem</text:p>
        <text:p text:style-name="P1">e: <text:s text:c="2"/>max 2 sayfa yazılır</text:p>
        <text:p text:style-name="P1">e: <text:s text:c="2"/>min 1</text:p>
        <text:p text:style-name="P1">e: <text:s text:c="2"/>heralde</text:p>
        <text:p text:style-name="P1">t: : üçlü ittifak kim</text:p>
        <text:p text:style-name="P1">e: <text:s text:c="2"/>avusturya</text:p>
        <text:p text:style-name="P1">e: <text:s text:c="2"/>almanya</text:p>
        <text:p text:style-name="P1">e: <text:s text:c="2"/>italy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02:25:54</meta:creation-date>
    <dc:date>2013-11-12T02:32:56</dc:date>
    <meta:editing-duration>P0D</meta:editing-duration>
    <meta:editing-cycles>1</meta:editing-cycles>
    <meta:document-statistic meta:table-count="0" meta:image-count="0" meta:object-count="0" meta:page-count="4" meta:paragraph-count="431" meta:word-count="2235" meta:character-count="14434" meta:non-whitespace-character-count="11573"/>
    <meta:generator>LibreOffice/3.5$Linux_X86_64 LibreOffice_project/350m1$Build-2</meta:generator>
  </office:meta>
</office:document-meta>
</file>